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>
      <style:paragraph-properties fo:text-align="center" style:justify-single-word="false"/>
      <style:text-properties officeooo:paragraph-rsid="0013e5b6"/>
    </style:style>
    <style:style style:name="T1" style:family="text">
      <style:text-properties officeooo:rsid="0013e5b6"/>
    </style:style>
    <style:style style:name="T2" style:family="text">
      <style:text-properties style:text-underline-style="solid" style:text-underline-width="auto" style:text-underline-color="font-color" officeooo:rsid="0013e5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">React Quick Reference</text:span></text:span></text:p>
      <text:p text:style-name="Text_20_body"><text:span text:style-name="Strong_20_Emphasis"/></text:p>
      <text:p text:style-name="Text_20_body"><text:span text:style-name="Strong_20_Emphasis">Components:</text:span></text:p>
      <text:list text:style-name="L1">
        <text:list-item>
          <text:p text:style-name="P2">Building blocks of React applications.</text:p>
        </text:list-item>
        <text:list-item>
          <text:p text:style-name="P2">Encapsulate UI and logic into reusable pieces.</text:p>
        </text:list-item>
        <text:list-item>
          <text:p text:style-name="P1">Can be either class components or functional components.</text:p>
        </text:list-item>
      </text:list>
      <text:p text:style-name="Text_20_body"><text:span text:style-name="Strong_20_Emphasis">JSX (JavaScript XML):</text:span></text:p>
      <text:list text:style-name="L2">
        <text:list-item>
          <text:p text:style-name="P4">Syntax extension for JavaScript, used with React to describe UI components.</text:p>
        </text:list-item>
        <text:list-item>
          <text:p text:style-name="P3">Allows mixing HTML-like syntax within JavaScript code.</text:p>
        </text:list-item>
      </text:list>
      <text:p text:style-name="Text_20_body"><text:span text:style-name="Strong_20_Emphasis">Props (Properties):</text:span></text:p>
      <text:list text:style-name="L3">
        <text:list-item>
          <text:p text:style-name="P6">Data passed from parent to child components.</text:p>
        </text:list-item>
        <text:list-item>
          <text:p text:style-name="P6">Immutable and read-only within the child component.</text:p>
        </text:list-item>
        <text:list-item>
          <text:p text:style-name="P5">Used to customize component behavior and appearance.</text:p>
        </text:list-item>
      </text:list>
      <text:p text:style-name="Text_20_body"><text:span text:style-name="Strong_20_Emphasis">State:</text:span></text:p>
      <text:list text:style-name="L4">
        <text:list-item>
          <text:p text:style-name="P8">Represents the local state of a component.</text:p>
        </text:list-item>
        <text:list-item>
          <text:p text:style-name="P8">Mutable and managed within the component itself.</text:p>
        </text:list-item>
        <text:list-item>
          <text:p text:style-name="P7">Used for dynamic data that changes over time.</text:p>
        </text:list-item>
      </text:list>
      <text:p text:style-name="Text_20_body"><text:span text:style-name="Strong_20_Emphasis">Lifecycle Methods:</text:span></text:p>
      <text:list text:style-name="L5">
        <text:list-item>
          <text:p text:style-name="P10">Methods that are invoked at different stages of a component's life cycle.</text:p>
        </text:list-item>
        <text:list-item>
          <text:p text:style-name="P9">Includes methods like <text:span text:style-name="Source_20_Text">componentDidMount</text:span>, <text:span text:style-name="Source_20_Text">componentDidUpdate</text:span>, <text:span text:style-name="Source_20_Text">componentWillUnmount</text:span>.</text:p>
        </text:list-item>
      </text:list>
      <text:p text:style-name="Text_20_body"><text:span text:style-name="Strong_20_Emphasis">Events:</text:span></text:p>
      <text:list text:style-name="L6">
        <text:list-item>
          <text:p text:style-name="P12">Handling user interactions such as clicks, input changes, etc.</text:p>
        </text:list-item>
        <text:list-item>
          <text:p text:style-name="P11">Event handlers defined as functions and passed as props to child components.</text:p>
        </text:list-item>
      </text:list>
      <text:p text:style-name="Text_20_body"><text:span text:style-name="Strong_20_Emphasis">Conditional Rendering:</text:span></text:p>
      <text:list text:style-name="L7">
        <text:list-item>
          <text:p text:style-name="P14">Showing or hiding components based on certain conditions.</text:p>
        </text:list-item>
        <text:list-item>
          <text:p text:style-name="P13">Uses conditional statements like <text:span text:style-name="Source_20_Text">if</text:span>, <text:span text:style-name="Source_20_Text">else</text:span>, or ternary operators.</text:p>
        </text:list-item>
      </text:list>
      <text:p text:style-name="Text_20_body"><text:span text:style-name="Strong_20_Emphasis">Lists and Keys:</text:span></text:p>
      <text:list text:style-name="L8">
        <text:list-item>
          <text:p text:style-name="P16">Rendering lists of elements efficiently.</text:p>
        </text:list-item>
        <text:list-item>
          <text:p text:style-name="P16">Uses the <text:span text:style-name="Source_20_Text">map()</text:span> method to iterate over arrays and return JSX elements.</text:p>
        </text:list-item>
        <text:list-item>
          <text:p text:style-name="P15">Requires a unique <text:span text:style-name="Source_20_Text">key</text:span> prop for each list item to help React identify which items have changed, added, or removed.</text:p>
        </text:list-item>
      </text:list>
      <text:p text:style-name="Text_20_body"><text:span text:style-name="Strong_20_Emphasis">Forms:</text:span></text:p>
      <text:list text:style-name="L9">
        <text:list-item>
          <text:p text:style-name="P18">Handling user input through form elements like <text:span text:style-name="Source_20_Text">&lt;input&gt;</text:span>, <text:span text:style-name="Source_20_Text">&lt;textarea&gt;</text:span>, <text:span text:style-name="Source_20_Text">&lt;select&gt;</text:span>.</text:p>
        </text:list-item>
        <text:list-item>
          <text:p text:style-name="P18"><text:soft-page-break/>Controlled components: form elements whose value is controlled by React state.</text:p>
        </text:list-item>
        <text:list-item>
          <text:p text:style-name="P17">Uncontrolled components: form elements whose value is controlled by the DOM.</text:p>
        </text:list-item>
      </text:list>
      <text:p text:style-name="Text_20_body"><text:span text:style-name="Strong_20_Emphasis">Hooks:</text:span></text:p>
      <text:list text:style-name="L10">
        <text:list-item>
          <text:p text:style-name="P20">Introduced in React 16.8 as a way to use state and other React features in functional components.</text:p>
        </text:list-item>
        <text:list-item>
          <text:p text:style-name="P19">Common hooks include <text:span text:style-name="Source_20_Text">useState</text:span>, <text:span text:style-name="Source_20_Text">useEffect</text:span>, <text:span text:style-name="Source_20_Text">useContext</text:span>, <text:span text:style-name="Source_20_Text">useReducer</text:span>.</text:p>
        </text:list-item>
      </text:list>
      <text:p text:style-name="Text_20_body"><text:span text:style-name="Strong_20_Emphasis">Context:</text:span></text:p>
      <text:list text:style-name="L11">
        <text:list-item>
          <text:p text:style-name="P22">Provides a way to pass data through the component tree without having to pass props manually at every level.</text:p>
        </text:list-item>
        <text:list-item>
          <text:p text:style-name="P21">Used for global data that is accessed by many components.</text:p>
        </text:list-item>
      </text:list>
      <text:p text:style-name="Text_20_body"><text:span text:style-name="Strong_20_Emphasis">Routing:</text:span></text:p>
      <text:list text:style-name="L12">
        <text:list-item>
          <text:p text:style-name="P24">Managing navigation and URLs within a React application.</text:p>
        </text:list-item>
        <text:list-item>
          <text:p text:style-name="P23">Common libraries include React Router and Reach Router.</text:p>
        </text:list-item>
      </text:list>
      <text:p text:style-name="Text_20_body"><text:span text:style-name="Strong_20_Emphasis">Styling:</text:span></text:p>
      <text:list text:style-name="L13">
        <text:list-item>
          <text:p text:style-name="P25">Various ways to style React components, including inline styles, CSS modules, CSS-in-JS libraries like styled-components.</text:p>
        </text:list-item>
      </text:list>
      <text:p text:style-name="Text_20_body"><text:span text:style-name="Strong_20_Emphasis">Error Boundaries:</text:span></text:p>
      <text:list text:style-name="L14">
        <text:list-item>
          <text:p text:style-name="P27">Components that catch JavaScript errors anywhere in their child component tree.</text:p>
        </text:list-item>
        <text:list-item>
          <text:p text:style-name="P26">Used to display fallback UI instead of crashing the entire application.</text:p>
        </text:list-item>
      </text:list>
      <text:p text:style-name="Text_20_body"><text:span text:style-name="Strong_20_Emphasis">Higher-Order Components (HOCs):</text:span></text:p>
      <text:list text:style-name="L15">
        <text:list-item>
          <text:p text:style-name="P29">Components that accept a component as input and return a new component with enhanced functionality.</text:p>
        </text:list-item>
        <text:list-item>
          <text:p text:style-name="P28">Used for code reuse, cross-cutting concerns like authentication, logging, etc.</text:p>
        </text:list-item>
      </text:list>
      <text:p text:style-name="Text_20_body"><text:span text:style-name="Strong_20_Emphasis">Testing:</text:span></text:p>
      <text:list text:style-name="L16">
        <text:list-item>
          <text:p text:style-name="P30">Tools and techniques for testing React components and applications, including unit testing, integration testing, and end-to-end te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1:44.255288055</meta:creation-date>
    <dc:date>2024-04-07T12:22:20.553603104</dc:date>
    <meta:editing-duration>PT3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2" meta:word-count="418" meta:character-count="2707" meta:non-whitespace-character-count="2376"/>
  </office:meta>
</office:document-meta>
</file>